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 Display" svg:font-family="'Libertinus Serif Display'"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_20__28_Web_29_">
      <style:paragraph-properties fo:margin-top="0in" fo:margin-bottom="0in" loext:contextual-spacing="false"/>
    </style:style>
    <style:style style:name="P2" style:family="paragraph" style:parent-style-name="Normal">
      <style:text-properties style:language-complex="en" style:country-complex="US"/>
    </style:style>
    <style:style style:name="P3" style:family="paragraph" style:parent-style-name="Normal">
      <style:text-properties officeooo:rsid="002063ec" officeooo:paragraph-rsid="002063ec" style:language-complex="en" style:country-complex="US"/>
    </style:style>
    <style:style style:name="P4" style:family="paragraph" style:parent-style-name="Normal">
      <style:text-properties officeooo:rsid="000fd8ba" officeooo:paragraph-rsid="000fd8ba"/>
    </style:style>
    <style:style style:name="P5" style:family="paragraph" style:parent-style-name="Normal">
      <style:text-properties officeooo:rsid="000fd8ba" officeooo:paragraph-rsid="0013f35d"/>
    </style:style>
    <style:style style:name="P6" style:family="paragraph" style:parent-style-name="Normal">
      <style:text-properties officeooo:rsid="001068f4" officeooo:paragraph-rsid="001068f4"/>
    </style:style>
    <style:style style:name="P7" style:family="paragraph" style:parent-style-name="Normal">
      <style:text-properties officeooo:rsid="0010a1ad" officeooo:paragraph-rsid="0010a1ad"/>
    </style:style>
    <style:style style:name="P8" style:family="paragraph" style:parent-style-name="Normal">
      <style:text-properties officeooo:rsid="001212eb" officeooo:paragraph-rsid="001212eb"/>
    </style:style>
    <style:style style:name="P9" style:family="paragraph" style:parent-style-name="Normal">
      <style:text-properties officeooo:paragraph-rsid="0013f35d"/>
    </style:style>
    <style:style style:name="P10" style:family="paragraph" style:parent-style-name="Normal">
      <style:text-properties officeooo:rsid="0013f35d" officeooo:paragraph-rsid="0013f35d"/>
    </style:style>
    <style:style style:name="P11" style:family="paragraph" style:parent-style-name="Normal">
      <style:text-properties officeooo:rsid="001580fa" officeooo:paragraph-rsid="001580fa"/>
    </style:style>
    <style:style style:name="P12" style:family="paragraph" style:parent-style-name="Normal">
      <style:text-properties officeooo:rsid="00188e0e" officeooo:paragraph-rsid="00188e0e"/>
    </style:style>
    <style:style style:name="P13" style:family="paragraph" style:parent-style-name="Normal">
      <style:text-properties officeooo:paragraph-rsid="001a742d"/>
    </style:style>
    <style:style style:name="P14" style:family="paragraph" style:parent-style-name="Normal">
      <style:text-properties officeooo:rsid="001b5777" officeooo:paragraph-rsid="001b5777"/>
    </style:style>
    <style:style style:name="P15" style:family="paragraph" style:parent-style-name="Normal">
      <style:text-properties officeooo:rsid="001d1eb7" officeooo:paragraph-rsid="001d1eb7"/>
    </style:style>
    <style:style style:name="P16" style:family="paragraph" style:parent-style-name="Heading_20_1">
      <style:text-properties style:language-complex="en" style:country-complex="US"/>
    </style:style>
    <style:style style:name="P17" style:family="paragraph" style:parent-style-name="Heading_20_2">
      <style:text-properties officeooo:paragraph-rsid="001a742d"/>
    </style:style>
    <style:style style:name="P18" style:family="paragraph" style:parent-style-name="Heading_20_2">
      <style:text-properties officeooo:rsid="001d1eb7" officeooo:paragraph-rsid="001d1eb7"/>
    </style:style>
    <style:style style:name="P19" style:family="paragraph" style:parent-style-name="Heading_20_2">
      <style:text-properties officeooo:rsid="0013f35d"/>
    </style:style>
    <style:style style:name="P20" style:family="paragraph" style:parent-style-name="Heading_20_2">
      <style:text-properties style:language-complex="en" style:country-complex="US"/>
    </style:style>
    <style:style style:name="P21" style:family="paragraph" style:parent-style-name="Title" style:master-page-name="MP0">
      <style:paragraph-properties style:page-number="auto" fo:break-before="page"/>
    </style:style>
    <style:style style:name="T1" style:family="text">
      <style:text-properties style:font-name="Wingdings" style:font-name-asian="Wingdings" style:font-name-complex="Wingdings"/>
    </style:style>
    <style:style style:name="T2" style:family="text">
      <style:text-properties style:font-name="Wingdings" style:text-underline-style="none" style:font-name-asian="Wingdings" style:font-name-complex="Wingdings"/>
    </style:style>
    <style:style style:name="T3" style:family="text">
      <style:text-properties style:text-underline-style="none"/>
    </style:style>
    <style:style style:name="T4" style:family="text">
      <style:text-properties style:language-complex="en" style:country-complex="US"/>
    </style:style>
    <style:style style:name="T5" style:family="text">
      <style:text-properties officeooo:rsid="0010a1ad"/>
    </style:style>
    <style:style style:name="T6" style:family="text">
      <style:text-properties officeooo:rsid="001212eb"/>
    </style:style>
    <style:style style:name="T7" style:family="text">
      <style:text-properties officeooo:rsid="0013f35d"/>
    </style:style>
    <style:style style:name="T8" style:family="text">
      <style:text-properties officeooo:rsid="001580fa"/>
    </style:style>
    <style:style style:name="T9" style:family="text">
      <style:text-properties officeooo:rsid="00177c57"/>
    </style:style>
    <style:style style:name="T10" style:family="text">
      <style:text-properties officeooo:rsid="001b5777"/>
    </style:style>
    <style:style style:name="T11" style:family="text">
      <style:text-properties officeooo:rsid="001db87e"/>
    </style:style>
    <style:style style:name="T12" style:family="text">
      <style:text-properties officeooo:rsid="001eecc1"/>
    </style:style>
    <style:style style:name="T13" style:family="text">
      <style:text-properties officeooo:rsid="002063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referred GUI Apps</text:p>
      <text:p text:style-name="Normal"/>
      <text:p text:style-name="Normal"><text:s/>Programs marked with * have been tried. Programs marked with <text:span text:style-name="Default_20_Paragraph_20_Font"><text:span text:style-name="T1"></text:span></text:span> were found wanting. Programs marked with <text:span text:style-name="Default_20_Paragraph_20_Font"><text:span text:style-name="T1"></text:span></text:span> are the preferred application for the category.</text:p>
      <text:h text:style-name="Heading_20_1" text:outline-level="1">Basic Applications</text:h>
      <text:p text:style-name="Normal"/>
      <text:h text:style-name="P17" text:outline-level="2">Shells</text:h>
      <text:p text:style-name="P13">bash * – Bourne again shell – Lots of features added for ease of use and scripting but as a result scripts written for bash may not run on systems using other shells </text:p>
      <text:p text:style-name="P13"/>
      <text:p text:style-name="P13">dash * – POSIX compliant shell that is 4 times faster than bash, default /bin/sh in debian and default interactive shell on Ubuntu distributions</text:p>
      <text:p text:style-name="P13"/>
      <text:p text:style-name="P13">busybox* <text:s/>– tiny versions of many common unix utilities along with tiny shell. Useful for an embedded system.</text:p>
      <text:p text:style-name="P13"/>
      <text:p text:style-name="P13">csh – c shell</text:p>
      <text:p text:style-name="P13">tcsh – enhanced C shell</text:p>
      <text:p text:style-name="P13">ksh – korn shell </text:p>
      <text:p text:style-name="P13"/>
      <text:h text:style-name="Heading_20_2" text:outline-level="2">Text Editors</text:h>
      <text:p text:style-name="Normal">nano * Very simple open source replacement for PICO (editor that was associated with PINE email program). Minimal, but good enough for editing config files. For simple and rare editing, it doesn’t require much memory since basic commands are shown on-screen.</text:p>
      <text:p text:style-name="Normal"/>
      <text:p text:style-name="Normal">VIM/VI/ex/ed * - ed was the original test editor for UNIX (one of the three original Unix programs (sh, ed, as) and is extremely cryptic but is available on all Unix like systems. The Extended Editor (ex) is a replacement written by Bill Joy in 1976 was a more powerful line editor and has a visual mode (vi). <text:s/>Today, most people use vi directly form the command line and only use the ex commands within it when needed. vi/ex is required by the POSIX standard, so it is available on nearly all modern Unix like systems. Familiarity with vi/ex allows very powerful editing. Vim (Vi improvred) is an extension of vi with features like autocomplete, diff and merge, scripting languages, and syntax highlighting to make it more useful as a programming editor. On most modern linux systems vi is a symbolic link to vim. Vim is available in linux and windows</text:p>
      <text:p text:style-name="Normal"/>
      <text:p text:style-name="Normal">emacs – While vi is a modal program based on the arcane ed line editor, Emacs is a non-modal program based on an arcane set of macros for the arcane TECO line editor.</text:p>
      <text:p text:style-name="Normal"/>
      <text:p text:style-name="P9">Kate * Qt based GUI editor. Very easy to use general purpose text editor. Syntax highlighting, code folding, and parens matching makes it useful as a programming editor. Available on Linux, mac, and windows<text:span text:style-name="T7">. </text:span></text:p>
      <text:p text:style-name="P9"/>
      <text:h text:style-name="Heading_20_2" text:outline-level="2">PDF/Ebook readers</text:h>
      <text:p text:style-name="Normal">evince<text:span text:style-name="T10"> *</text:span> – cross platform reader<text:span text:style-name="T10">. Windows version has some UI problems but works ok.Viewer only, cannot highlight or add notes.</text:span></text:p>
      <text:p text:style-name="Normal"/>
      <text:p text:style-name="Normal"><text:soft-page-break/>okular<text:span text:style-name="T11"> * Nice reader, very much like foxit reader. Includes markup tools and even table of contents for djvu files! Only problem that I see is that it is currently hard to install on windows.</text:span></text:p>
      <text:p text:style-name="Normal"/>
      <text:p text:style-name="P14">foxit pdf reader * - gratis but not free or open source, but very nice reader wiht highlight, notes, pen markup, etc.</text:p>
      <text:p text:style-name="P14"/>
      <text:p text:style-name="Normal">PDF-splitter<text:span text:style-name="T12"> * works nicely on linux for rearranging pdf pages</text:span></text:p>
      <text:p text:style-name="Normal"/>
      <text:p text:style-name="Normal">Calibre * – ebook reader and manager that can also convert between formats </text:p>
      <text:p text:style-name="Normal"/>
      <text:h text:style-name="Heading_20_2" text:outline-level="2">File Manager</text:h>
      <text:p text:style-name="Normal">Dolphin * - <text:a xlink:type="simple" xlink:href="https://opensource.com/life/15/8/comprehensive-guide-dolphin-file-manager" office:target-frame-name="_top" xlink:show="replace" text:style-name="Internet_20_link" text:visited-style-name="Visited_20_Internet_20_Link">https://opensource.com/life/15/8/comprehensive-guide-dolphin-file-manager</text:a> </text:p>
      <text:p text:style-name="Normal">Krusader – orthodox, 2 panes, based on midnight commander, handles all network formats</text:p>
      <text:p text:style-name="Normal">Konquerer – ordthodox/navigational multiple tabs</text:p>
      <text:p text:style-name="Normal">Thunar – navigational, lightweight file manager like Nautilus</text:p>
      <text:p text:style-name="Normal">Xfe – navigational, similar to windows explorer, very flexible</text:p>
      <text:p text:style-name="Normal">Nautilus – navigational/spatial single directory pane</text:p>
      <text:p text:style-name="Normal"/>
      <text:h text:style-name="Heading_20_2" text:outline-level="2">Database</text:h>
      <text:p text:style-name="P10">mySQL</text:p>
      <text:p text:style-name="P10">LibreOffice Base</text:p>
      <text:p text:style-name="P10">Neo4j - graph database</text:p>
      <text:h text:style-name="Heading_20_2" text:outline-level="2">Archive Manager</text:h>
      <text:p text:style-name="Normal">Peazip – GUI front end for 7-zip and other command line tools</text:p>
      <text:p text:style-name="Normal">7-zip – file archiver </text:p>
      <text:h text:style-name="Heading_20_1" text:outline-level="1">Infrastructure</text:h>
      <text:p text:style-name="Normal"/>
      <text:h text:style-name="P18" text:outline-level="2">Distribution</text:h>
      <text:p text:style-name="P15">Debian<text:span text:style-name="T12"> *</text:span></text:p>
      <text:p text:style-name="P15">Ubuntu<text:span text:style-name="T12"> *</text:span></text:p>
      <text:p text:style-name="P15">Kubuntu<text:span text:style-name="T12"> *</text:span></text:p>
      <text:p text:style-name="P15">freeBSD</text:p>
      <text:p text:style-name="P15">openBSD</text:p>
      <text:p text:style-name="P15">netBSD</text:p>
      <text:p text:style-name="P15">Qubes</text:p>
      <text:p text:style-name="P15">Whonix</text:p>
      <text:p text:style-name="P15">TAILS<text:span text:style-name="T12"> *</text:span></text:p>
      <text:p text:style-name="P15"/>
      <text:h text:style-name="Heading_20_2" text:outline-level="2">File Systems</text:h>
      <text:p text:style-name="P4">ext4<text:span text:style-name="T7"> *</text:span> - journaling file system</text:p>
      <text:p text:style-name="P5">NTFS<text:span text:style-name="T7"> *</text:span></text:p>
      <text:p text:style-name="P10">fat* - <text:s/></text:p>
      <text:p text:style-name="P4">fat32<text:span text:style-name="T7">* -</text:span></text:p>
      <text:p text:style-name="P4">zfs - Sun Microsystem's (now oracle's) copy on write file system</text:p>
      <text:p text:style-name="P4">btrfs - "butter fs" copy on write file system</text:p>
      <text:p text:style-name="P4"/>
      <text:h text:style-name="P19" text:outline-level="2"><text:soft-page-break/>application frameworks/widget toolkits</text:h>
      <text:p text:style-name="Normal">Qt</text:p>
      <text:p text:style-name="Normal">gtk+</text:p>
      <text:p text:style-name="Normal">wxWidgets</text:p>
      <text:p text:style-name="P11">tk</text:p>
      <text:p text:style-name="P10">mono - microsoft .net framework <text:span text:style-name="T8">including Windows forms</text:span></text:p>
      <text:p text:style-name="Normal"/>
      <text:h text:style-name="Heading_20_2" text:outline-level="2">Desktop Environments</text:h>
      <text:p text:style-name="Normal"><text:span text:style-name="Default_20_Paragraph_20_Font"><text:span text:style-name="T3">KDE * </text:span></text:span><text:span text:style-name="Default_20_Paragraph_20_Font"><text:span text:style-name="T2"></text:span></text:span><text:span text:style-name="Default_20_Paragraph_20_Font"><text:span text:style-name="T3"> - Powerful, reconfigurable desktop based on Qt. Becoming a Wayland compositor. Underlying kwin window manager is becoming smaller while lots of cruft is moving to KDE framework, so kwin can be used as wayland compositor and window manager for lightweight environments like LXQT some day.</text:span></text:span></text:p>
      <text:p text:style-name="Normal"><text:span text:style-name="Default_20_Paragraph_20_Font"/></text:p>
      <text:p text:style-name="Normal">Gnome 3.0</text:p>
      <text:p text:style-name="Normal">Gnome 2.0</text:p>
      <text:p text:style-name="Normal">Unity</text:p>
      <text:p text:style-name="Normal">Cinnamon – based on Gnome 2.0</text:p>
      <text:p text:style-name="Normal">Mate – based on Gnome 2.0</text:p>
      <text:p text:style-name="Normal">LXDE</text:p>
      <text:p text:style-name="Normal">LXQT <text:span text:style-name="T6">- conversion of lxde to qt </text:span></text:p>
      <text:p text:style-name="Normal">XFCE – popular lightweight desktop environment</text:p>
      <text:p text:style-name="Normal">Enlightenment</text:p>
      <text:p text:style-name="Normal"/>
      <text:h text:style-name="Heading_20_2" text:outline-level="2">Package Managers</text:h>
      <text:p text:style-name="Normal"/>
      <text:h text:style-name="Heading_20_3" text:outline-level="3">Debian Package Managers</text:h>
      <text:p text:style-name="Normal">dpkg – low level package management</text:p>
      <text:p text:style-name="Normal">apt * – command line front end for dpkg</text:p>
      <text:p text:style-name="Normal">aptitude – command line but user friendly</text:p>
      <text:p text:style-name="Normal">synaptic – low level gui</text:p>
      <text:p text:style-name="Normal">gdebi-kde provides file manager support for opening deb files</text:p>
      <text:p text:style-name="Normal">muon * - graphical package manager for kde</text:p>
      <text:p text:style-name="Normal"/>
      <text:h text:style-name="Heading_20_3" text:outline-level="3">Other Linux Distribution Packaging systems</text:h>
      <text:p text:style-name="Normal">Yum</text:p>
      <text:p text:style-name="Normal"/>
      <text:h text:style-name="Heading_20_3" text:outline-level="3">Other Packaging Systems</text:h>
      <text:p text:style-name="Normal">CRAN * – R packages</text:p>
      <text:p text:style-name="Normal">CTAN * – LaTeX packages</text:p>
      <text:p text:style-name="Normal">Anaconda * – python packages</text:p>
      <text:h text:style-name="Heading_20_1" text:outline-level="1">Development Tools</text:h>
      <text:p text:style-name="Normal"/>
      <text:h text:style-name="Heading_20_2" text:outline-level="2">Editors</text:h>
      <text:p text:style-name="Normal">visual Studio Code *</text:p>
      <text:p text:style-name="Normal">Kate *</text:p>
      <text:p text:style-name="Normal">Kdevelop</text:p>
      <text:p text:style-name="Normal"><text:soft-page-break/>atom *</text:p>
      <text:p text:style-name="Normal">brackets *</text:p>
      <text:h text:style-name="Heading_20_2" text:outline-level="2"/>
      <text:h text:style-name="Heading_20_2" text:outline-level="2"><text:span text:style-name="T8">Interactive/</text:span>Scripting languages</text:h>
      <text:p text:style-name="P11">Tcl/Tk</text:p>
      <text:p text:style-name="P11">perl</text:p>
      <text:p text:style-name="P11">awk</text:p>
      <text:p text:style-name="P11">sh</text:p>
      <text:p text:style-name="P11">python</text:p>
      <text:p text:style-name="P11">R</text:p>
      <text:p text:style-name="P11">apl</text:p>
      <text:p text:style-name="P11"/>
      <text:h text:style-name="Heading_20_2" text:outline-level="2">toolschains</text:h>
      <text:p text:style-name="Normal">gcc </text:p>
      <text:p text:style-name="Normal"><text:span text:style-name="T6">gnat (</text:span>ada compiler<text:span text:style-name="T6">)</text:span></text:p>
      <text:p text:style-name="Normal">python tools</text:p>
      <text:p text:style-name="Normal"><text:span text:style-name="T6">clang (</text:span>LLVM<text:span text:style-name="T6">)</text:span></text:p>
      <text:p text:style-name="P8">pcc</text:p>
      <text:p text:style-name="P8">android studio</text:p>
      <text:p text:style-name="P8">pebble sdk</text:p>
      <text:p text:style-name="P8"/>
      <text:h text:style-name="Heading_20_2" text:outline-level="2">IDEs</text:h>
      <text:p text:style-name="Normal">R studio</text:p>
      <text:p text:style-name="Normal">eclipse</text:p>
      <text:p text:style-name="Normal">code::blocks</text:p>
      <text:p text:style-name="Normal"/>
      <text:h text:style-name="Heading_20_2" text:outline-level="2">Configuration Management Tools</text:h>
      <text:p text:style-name="Normal">Git</text:p>
      <text:p text:style-name="Normal">mercurial</text:p>
      <text:p text:style-name="Normal">tortoiseHg</text:p>
      <text:p text:style-name="Normal"><text:a xlink:type="simple" xlink:href="http://www.ryadel.com/en/using-github-with-mercurial-and-tortoisehg/" office:target-frame-name="_top" xlink:show="replace" text:style-name="Internet_20_link" text:visited-style-name="Visited_20_Internet_20_Link">http://www.ryadel.com/en/using-github-with-mercurial-and-tortoisehg/</text:a></text:p>
      <text:p text:style-name="Normal"/>
      <text:h text:style-name="Heading_20_2" text:outline-level="2">Build Tools</text:h>
      <text:p text:style-name="Normal">Make</text:p>
      <text:p text:style-name="Normal">CMake</text:p>
      <text:p text:style-name="Normal">Autotools</text:p>
      <text:p text:style-name="P8">sCons</text:p>
      <text:p text:style-name="P8">waf</text:p>
      <text:p text:style-name="P8">gradle</text:p>
      <text:p text:style-name="P8">ant</text:p>
      <text:p text:style-name="P8"/>
      <text:p text:style-name="Normal"/>
      <text:h text:style-name="Heading_20_2" text:outline-level="2">Libraries</text:h>
      <text:p text:style-name="Normal">OpenCV – computer vision</text:p>
      <text:p text:style-name="Normal">glibc</text:p>
      <text:h text:style-name="Heading_20_1" text:outline-level="1"><text:soft-page-break/>LaTeX Tools</text:h>
      <text:h text:style-name="P20" text:outline-level="2">Editor</text:h>
      <text:p text:style-name="P2">TexStudio *</text:p>
      <text:p text:style-name="P2">TexMaker *</text:p>
      <text:p text:style-name="P2"/>
      <text:h text:style-name="P20" text:outline-level="2">bibliography management</text:h>
      <text:p text:style-name="P2">Jabref * - bibtex file manager</text:p>
      <text:p text:style-name="P2">Zotero * - GUI reference manager that can tie in to browsers to capture reference information. Can output bibtex files</text:p>
      <text:p text:style-name="P2"/>
      <text:h text:style-name="P20" text:outline-level="2">graphics tools</text:h>
      <text:p text:style-name="P2">TikzEdt</text:p>
      <text:p text:style-name="P2">ipe</text:p>
      <text:p text:style-name="P2">LatexDraw</text:p>
      <text:p text:style-name="Normal"><text:a xlink:type="simple" xlink:href="https://tug.org/pracjourn/2010-1/morales/morales.pdf" office:target-frame-name="_top" xlink:show="replace" text:style-name="Internet_20_link" text:visited-style-name="Visited_20_Internet_20_Link"><text:span text:style-name="Default_20_Paragraph_20_Font"><text:span text:style-name="T4">https://tug.org/pracjourn/2010-1/morales/morales.pdf</text:span></text:span></text:a></text:p>
      <text:p text:style-name="P2">svgcleaner</text:p>
      <text:p text:style-name="P2">pgf/tikz</text:p>
      <text:p text:style-name="P2">xfig</text:p>
      <text:p text:style-name="P2">uniconverter</text:p>
      <text:p text:style-name="Normal"/>
      <text:h text:style-name="Heading_20_1" text:outline-level="1">Office Applications</text:h>
      <text:h text:style-name="Heading_20_2" text:outline-level="2">Word Processors</text:h>
      <text:p text:style-name="Normal">Libre Writer</text:p>
      <text:p text:style-name="Normal"/>
      <text:h text:style-name="Heading_20_2" text:outline-level="2">Spreadsheets</text:h>
      <text:p text:style-name="Normal">Libre Calc</text:p>
      <text:p text:style-name="Normal"/>
      <text:h text:style-name="Heading_20_2" text:outline-level="2">Accounting</text:h>
      <text:p text:style-name="Normal">Gnucash</text:p>
      <text:p text:style-name="Normal">KMyMoney</text:p>
      <text:p text:style-name="Normal"/>
      <text:h text:style-name="Heading_20_2" text:outline-level="2">Flowchart Drawing Tools</text:h>
      <text:p text:style-name="Normal">Libre Draw</text:p>
      <text:p text:style-name="Normal">Dia</text:p>
      <text:p text:style-name="Normal"/>
      <text:h text:style-name="Heading_20_2" text:outline-level="2">Desktop Publishing</text:h>
      <text:p text:style-name="Normal">Scribus</text:p>
      <text:h text:style-name="Heading_20_1" text:outline-level="1">Network Centric Applications</text:h>
      <text:h text:style-name="Heading_20_2" text:outline-level="2"/>
      <text:h text:style-name="Heading_20_2" text:outline-level="2">Web Browser</text:h>
      <text:p text:style-name="Normal">Firefox</text:p>
      <text:p text:style-name="Normal">Chrome</text:p>
      <text:p text:style-name="Normal">qupzilla * - lightweight browser</text:p>
      <text:p text:style-name="Normal"/>
      <text:h text:style-name="Heading_20_2" text:outline-level="2"><text:soft-page-break/>Email and Calendar</text:h>
      <text:p text:style-name="Normal">Kontact/Kmail/Korganizer</text:p>
      <text:p text:style-name="Normal">thunderbird/lightning</text:p>
      <text:p text:style-name="Normal"/>
      <text:h text:style-name="Heading_20_2" text:outline-level="2">IRC / communications Client</text:h>
      <text:p text:style-name="Normal">Telepathy</text:p>
      <text:p text:style-name="Normal">Konversation</text:p>
      <text:p text:style-name="Normal">Pidgin</text:p>
      <text:p text:style-name="Normal">Kopete - unmaintained</text:p>
      <text:p text:style-name="Normal">slack</text:p>
      <text:p text:style-name="Normal">jitsi</text:p>
      <text:p text:style-name="Normal">skype</text:p>
      <text:p text:style-name="P12">ring</text:p>
      <text:p text:style-name="P12">telegram</text:p>
      <text:p text:style-name="P12">tox</text:p>
      <text:p text:style-name="P12"/>
      <text:h text:style-name="Heading_20_2" text:outline-level="2">BitTorrent Client</text:h>
      <text:p text:style-name="Normal">Ktorrent</text:p>
      <text:p text:style-name="Normal">Deluge</text:p>
      <text:p text:style-name="Normal">tribler</text:p>
      <text:p text:style-name="Normal">emule</text:p>
      <text:p text:style-name="Normal">ares galaxy</text:p>
      <text:p text:style-name="Normal">azureus</text:p>
      <text:p text:style-name="Normal"/>
      <text:h text:style-name="Heading_20_2" text:outline-level="2">SSH, FTP, SAMBA, WebDav</text:h>
      <text:p text:style-name="Normal">KNetAttach</text:p>
      <text:p text:style-name="Normal">Filezilla – ftp client</text:p>
      <text:p text:style-name="Normal"/>
      <text:h text:style-name="Heading_20_2" text:outline-level="2">RSS feed reader</text:h>
      <text:p text:style-name="Normal">Akregator</text:p>
      <text:p text:style-name="Normal">Rssowl</text:p>
      <text:p text:style-name="Normal">feedreader</text:p>
      <text:p text:style-name="Normal"/>
      <text:h text:style-name="Heading_20_2" text:outline-level="2">Usenet client</text:h>
      <text:p text:style-name="Normal">Hellanzb</text:p>
      <text:p text:style-name="Normal"/>
      <text:h text:style-name="Heading_20_2" text:outline-level="2">Podcast Players</text:h>
      <text:p text:style-name="Normal">Juice</text:p>
      <text:p text:style-name="Normal">podnova</text:p>
      <text:p text:style-name="Normal"/>
      <text:h text:style-name="Heading_20_2" text:outline-level="2">Remote desktop software</text:h>
      <text:p text:style-name="Normal">UltraVNC – not cross platform</text:p>
      <text:p text:style-name="Normal">TightVNC</text:p>
      <text:p text:style-name="P7">realvnc open</text:p>
      <text:p text:style-name="P6">Remmina<text:span text:style-name="T5"> * - client only, rdesktop fork supports RDP, VNC, NX, XDMCP, SPICE, and SSH</text:span></text:p>
      <text:p text:style-name="P7">Krfb - vnc server, shares curent desktop</text:p>
      <text:p text:style-name="P7">xVNC - vnc server for X https://www.verot.net/xvnc_kde.htm?lang=en-GB </text:p>
      <text:h text:style-name="Heading_20_2" text:outline-level="2"><text:soft-page-break/>Android Phone Connection</text:h>
      <text:p text:style-name="Normal">pushbullet</text:p>
      <text:p text:style-name="Normal">KDE Connect</text:p>
      <text:h text:style-name="Heading_20_1" text:outline-level="1">Graphics</text:h>
      <text:h text:style-name="Heading_20_2" text:outline-level="2">Screen Capture</text:h>
      <text:p text:style-name="Normal">KSnapshot</text:p>
      <text:p text:style-name="Normal">OBS Studio <text:span text:style-name="T9">- video screen capture</text:span></text:p>
      <text:p text:style-name="Normal"/>
      <text:h text:style-name="Heading_20_2" text:outline-level="2">Image Viewers</text:h>
      <text:p text:style-name="Normal">KPhotoalbum</text:p>
      <text:p text:style-name="Normal">Opticks</text:p>
      <text:p text:style-name="Normal">ImageJ</text:p>
      <text:p text:style-name="Normal">gwenview for viewing</text:p>
      <text:p text:style-name="Normal"/>
      <text:h text:style-name="Heading_20_2" text:outline-level="2">Image Library Manager</text:h>
      <text:p text:style-name="Normal">Shotwell</text:p>
      <text:p text:style-name="Normal">digikam ***for organizing</text:p>
      <text:p text:style-name="Normal"/>
      <text:h text:style-name="Heading_20_2" text:outline-level="2">Vector graphics Editors</text:h>
      <text:p text:style-name="Normal">Inkscape</text:p>
      <text:p text:style-name="Normal">IPE</text:p>
      <text:p text:style-name="Normal"/>
      <text:h text:style-name="Heading_20_2" text:outline-level="2">Raster Graphics Editors</text:h>
      <text:p text:style-name="Normal">GIMP</text:p>
      <text:p text:style-name="Text_20_body">GimpShop</text:p>
      <text:p text:style-name="Text_20_body">Irfanview</text:p>
      <text:h text:style-name="Heading_20_1" text:outline-level="1">Video</text:h>
      <text:h text:style-name="Heading_20_2" text:outline-level="2">Media Player</text:h>
      <text:p text:style-name="Normal">dragon</text:p>
      <text:p text:style-name="Normal">vlc</text:p>
      <text:p text:style-name="Normal">miro</text:p>
      <text:p text:style-name="Normal">popcorn time</text:p>
      <text:p text:style-name="Normal"/>
      <text:h text:style-name="Heading_20_2" text:outline-level="2">Video Editing</text:h>
      <text:p text:style-name="Normal">Kdenlive</text:p>
      <text:p text:style-name="Normal">handbrake</text:p>
      <text:p text:style-name="Normal">blender</text:p>
      <text:p text:style-name="Normal">avidemux</text:p>
      <text:p text:style-name="Normal">natron</text:p>
      <text:p text:style-name="Normal">OpenShot video editor</text:p>
      <text:p text:style-name="Normal">shotcut</text:p>
      <text:p text:style-name="Normal">lightworks</text:p>
      <text:h text:style-name="Heading_20_1" text:outline-level="1"><text:soft-page-break/>Audio</text:h>
      <text:p text:style-name="Normal"><text:a xlink:type="simple" xlink:href="https://en.wikipedia.org/wiki/List_of_Linux_audio_software" office:target-frame-name="_top" xlink:show="replace" text:style-name="Internet_20_link" text:visited-style-name="Visited_20_Internet_20_Link"><text:span text:style-name="Hyperlink">https://en.wikipedia.org/wiki/List_of_Linux_audio_software</text:span></text:a></text:p>
      <text:p text:style-name="Normal"/>
      <text:h text:style-name="Heading_20_2" text:outline-level="2">Audio Player</text:h>
      <text:p text:style-name="Normal">Amarok – very powerful, linux only</text:p>
      <text:p text:style-name="Normal">Clemintine – simpler interface, cross platform</text:p>
      <text:p text:style-name="Normal">VLC</text:p>
      <text:p text:style-name="Normal"/>
      <text:h text:style-name="Heading_20_2" text:outline-level="2">Audio editing and recording</text:h>
      <text:p text:style-name="Normal">Audacity</text:p>
      <text:p text:style-name="Normal">jokosher</text:p>
      <text:p text:style-name="Normal"/>
      <text:h text:style-name="Heading_20_2" text:outline-level="2">Score Writing/Editing</text:h>
      <text:p text:style-name="Normal">Denemo – GUI front end for lilypond</text:p>
      <text:p text:style-name="Normal">Lilypond – latex like typesetter for music</text:p>
      <text:p text:style-name="Normal">MuseScore </text:p>
      <text:p text:style-name="Normal"/>
      <text:h text:style-name="Heading_20_2" text:outline-level="2">Sequencers</text:h>
      <text:p text:style-name="Normal">Rosegarden – sequencer, audio editor, and score writer</text:p>
      <text:p text:style-name="Normal">seq24 MIDI music sequencer</text:p>
      <text:h text:style-name="P16" text:outline-level="1">System tools</text:h>
      <text:p text:style-name="P2">Virtualbox</text:p>
      <text:p text:style-name="P2">owncloud</text:p>
      <text:h text:style-name="P16" text:outline-level="1">Security/Privacy/Anonymity/Encryption Tools</text:h>
      <text:p text:style-name="P2">Veracrypt * <text:s/>– truecrypt replacement. Encrypted file systems in files or partitions, plausible deniability, bootable encrypted partitions.</text:p>
      <text:p text:style-name="P2">encfs – fuse based encrypted files. Encrypts each file rather than directory tree as a whole, so it is well suited for encrypting synchronized cloud direcotories like dropbox or owncloud. There is also a windows client.</text:p>
      <text:p text:style-name="P2">gpg – public key encryption utilities</text:p>
      <text:p text:style-name="P2">Aescrypt – individual file encryption with AES, windows and mac versions available.</text:p>
      <text:p text:style-name="P2">Lastpass – password manager that integrates well with browser. Cloud storage of encrypted password database. 2 factor authentication, local backup available. orks with most browsers and OS’s. Not open source!</text:p>
      <text:p text:style-name="P3">Bitwarden - opensource replacement for Lastpass</text:p>
      <text:p text:style-name="P2">Keepass – open source local password manager, uses mono library for GUI</text:p>
      <text:p text:style-name="P2">keepassx<text:span text:style-name="T13">c</text:span> – port of keepass that uses Qt library. Available fro mac, Linux and windows.</text:p>
      <text:p text:style-name="P2">otp for pidgeon</text:p>
      <text:p text:style-name="P2">chatsecure and signal private messanger for android</text:p>
      <text:p text:style-name="P2">enigmail for thunderbird</text:p>
      <text:p text:style-name="P2">nmap</text:p>
      <text:p text:style-name="P2">angy ip scanner</text:p>
      <text:p text:style-name="P2">observium</text:p>
      <text:p text:style-name="P2">wireshark</text:p>
      <text:p text:style-name="Normal">protonmail</text:p>
      <text:p text:style-name="P1"><text:soft-page-break/></text:p>
      <text:p text:style-name="Normal"/>
      <text:h text:style-name="Heading_20_1" text:outline-level="1">Fonts</text:h>
      <text:p text:style-name="Normal">Libertinus</text:p>
      <text:p text:style-name="Normal">TeX Gyre / Latin Modern</text:p>
      <text:p text:style-name="Normal">DejaVu</text:p>
      <text:p text:style-name="Normal">Cormorant</text:p>
      <text:p text:style-name="Normal">Croscore / Crosextra</text:p>
      <text:p text:style-name="Normal">No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 Display" svg:font-family="'Libertinus Serif Display'"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e74b5" style:font-name="Libertinus Sans" fo:font-family="'Libertinus Sans'" style:font-family-generic="modern"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Heading_20_1" style:next-style-name="Normal" style:default-outline-level="2" style:class="text">
      <style:paragraph-properties fo:margin-top="0.028in" fo:margin-bottom="0in" loext:contextual-spacing="false" fo:hyphenation-ladder-count="no-limit"/>
      <style:text-properties fo:font-size="13pt" style:font-size-asian="13pt" style:font-size-complex="13pt"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color="#1f4d78" fo:hyphenate="false"/>
    </style:style>
    <style:style style:name="Normal" style:family="paragraph">
      <style:paragraph-properties fo:hyphenation-ladder-count="no-limit"/>
      <style:text-properties style:font-name="Libertinus Serif" fo:font-family="'Libertinus Serif'" style:font-family-generic="modern"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Normal" style:next-style-name="Normal" style:class="chapter">
      <style:paragraph-properties fo:text-align="center" style:justify-single-word="false" fo:hyphenation-ladder-count="no-limit"/>
      <style:text-properties style:font-name="Libertinus Serif Display" fo:font-family="'Libertinus Serif Display'" style:font-family-generic="modern"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style:style>
    <style:style style:name="Subtitle" style:family="paragraph" style:parent-style-name="Normal" style:next-style-name="Normal" style:class="chapter">
      <style:paragraph-properties fo:margin-top="0in" fo:margin-bottom="0.111in" loext:contextual-spacing="false" fo:hyphenation-ladder-count="no-limit"/>
      <style:text-properties fo:color="#5a5a5a" style:font-name="Libertinus Sans" fo:font-family="'Libertinus Sans'" style:font-family-generic="modern" style:font-pitch="variable" fo:font-size="11pt" fo:letter-spacing="0.0102in"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Normal">
      <style:paragraph-properties fo:margin-top="0.0693in" fo:margin-bottom="0.0799in" loext:contextual-spacing="false" fo:orphans="2" fo:widows="2" fo:hyphenation-ladder-count="no-limit" style:vertical-align="auto"/>
      <style:text-properties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Libertinus Sans" fo:font-family="'Libertinus Sans'" style:font-family-generic="modern"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e74b5" style:font-name="Libertinus Sans" fo:font-family="'Libertinus Sans'" style:font-family-generic="moder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4d78" style:font-name="Libertinus Sans" fo:font-family="'Libertinus Sans'" style:font-family-generic="moder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le_20_Char" style:display-name="Title Char" style:family="text" style:parent-style-name="Default_20_Paragraph_20_Font">
      <style:text-properties style:font-name="Libertinus Serif Display" fo:font-family="'Libertinus Serif Display'" style:font-family-generic="modern"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style:font-name="Libertinus Sans" fo:font-family="'Libertinus Sans'" style:font-family-generic="modern" style:font-pitch="variable" fo:font-size="11pt" fo:letter-spacing="0.0102in"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font-name-asian="Andale Sans UI" style:font-family-asian="'Andale Sans UI'" style:font-family-generic-asian="system" style:font-pitch-asian="variable" style:font-name-complex="Tahoma" style:font-family-complex="Tahoma"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50d9bf2b0a79cdb85a3814b592608037a682059d</meta:generator>
    <meta:creation-date>2019-09-29T18:05:31.333074346</meta:creation-date>
    <meta:editing-cycles>4</meta:editing-cycles>
    <meta:editing-duration>PT25M40S</meta:editing-duration>
    <dc:title>Libertinus</dc:title>
    <meta:initial-creator>Jeff Jalkio</meta:initial-creator>
    <dc:date>2019-10-24T18:04:30.249032572</dc:date>
    <dc:creator>Jeff Jalkio</dc:creator>
    <meta:document-statistic meta:table-count="0" meta:image-count="0" meta:object-count="0" meta:page-count="9" meta:paragraph-count="281" meta:word-count="1255" meta:character-count="8247" meta:non-whitespace-character-count="7215"/>
    <meta:user-defined meta:name="Info 1"/>
    <meta:user-defined meta:name="Info 2"/>
    <meta:user-defined meta:name="Info 3"/>
    <meta:user-defined meta:name="Info 4"/>
    <meta:template xlink:type="simple" xlink:actuate="onRequest" xlink:title="Libertinus" xlink:href="../../../../../Templates/Libertinus.ott" meta:date="2019-09-29T18:05:31.177402072"/>
  </office:meta>
</office:document-meta>
</file>